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ほうほう・・・なるほど・・・。　あ、そういうことか。
へぇ～・・・</text:p>
          </table:table-cell>
          <table:table-cell table:style-name="ce0"/>
          <table:table-cell table:style-name="ce0"/>
          <table:table-cell table:style-name="ce0" office:value-type="string">
            <text:p>Hoh, hoh... I see. Ah, is that right?
Really～...</text:p>
          </table:table-cell>
          <table:table-cell table:number-columns-repeated="1020"/>
        </table:table-row>
        <table:table-row>
          <table:table-cell table:style-name="ce0" office:value-type="string">
            <text:p>ここでは飲食禁止なのですが、できれば
コーヒーでも飲みながら読みふけりたい
ものです。</text:p>
          </table:table-cell>
          <table:table-cell table:style-name="ce0"/>
          <table:table-cell table:style-name="ce0"/>
          <table:table-cell table:style-name="ce0" office:value-type="string">
            <text:p>Food and drink is prohibited here, but I'd
really like to enjoy a coffee while I read a
good book.</text:p>
          </table:table-cell>
          <table:table-cell table:number-columns-repeated="1020"/>
        </table:table-row>
        <table:table-row>
          <table:table-cell table:style-name="ce0" office:value-type="string">
            <text:p>人々のために尽力したりすると、神官や神父
から加護の儀式を受けるための許可証を
受け取ることができます。</text:p>
          </table:table-cell>
          <table:table-cell table:style-name="ce0"/>
          <table:table-cell table:style-name="ce0"/>
          <table:table-cell table:style-name="ce0" office:value-type="string">
            <text:p>You can get permits to receive the Blessing
Ritual from a priest or reverend, if you
work hard for the sake of humanity.</text:p>
          </table:table-cell>
          <table:table-cell table:number-columns-repeated="1020"/>
        </table:table-row>
        <table:table-row>
          <table:table-cell table:style-name="ce0" office:value-type="string">
            <text:p>だれでも簡単に受けられるわけではないん
ですよ。</text:p>
          </table:table-cell>
          <table:table-cell table:style-name="ce0"/>
          <table:table-cell table:style-name="ce0"/>
          <table:table-cell table:style-name="ce0" office:value-type="string">
            <text:p>It's not like just anyone can stroll up and
get one.</text:p>
          </table:table-cell>
          <table:table-cell table:number-columns-repeated="1020"/>
        </table:table-row>
        <table:table-row>
          <table:table-cell table:style-name="ce0" office:value-type="string">
            <text:p>かかかか、片思いの彼にラブレターを書き
たいんですど、ななな、なかなかいい文章に
ならなくて・・・っ！</text:p>
          </table:table-cell>
          <table:table-cell table:style-name="ce0"/>
          <table:table-cell table:style-name="ce0"/>
          <table:table-cell table:style-name="ce0" office:value-type="string">
            <text:p>I want to write a love letter to my c-c-crush,
so I have to think of something good to
s-s-s-say...!</text:p>
          </table:table-cell>
          <table:table-cell table:number-columns-repeated="1020"/>
        </table:table-row>
        <table:table-row>
          <table:table-cell table:style-name="ce0" office:value-type="string">
            <text:p>俺、こう見えて文系なんだぜ。</text:p>
          </table:table-cell>
          <table:table-cell table:style-name="ce0"/>
          <table:table-cell table:style-name="ce0"/>
          <table:table-cell table:style-name="ce0" office:value-type="string">
            <text:p>Despite looks, I'm a real literati.</text:p>
          </table:table-cell>
          <table:table-cell table:number-columns-repeated="1020"/>
        </table:table-row>
        <table:table-row>
          <table:table-cell table:style-name="ce0" office:value-type="string">
            <text:p>ここは静かで、勉強するには最高ね。</text:p>
          </table:table-cell>
          <table:table-cell table:style-name="ce0"/>
          <table:table-cell table:style-name="ce0"/>
          <table:table-cell table:style-name="ce0" office:value-type="string">
            <text:p>This place is quiet, so it's great for study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